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rsid="001d6344" officeooo:paragraph-rsid="001d6344"/>
    </style:style>
    <style:style style:name="P2" style:family="paragraph" style:parent-style-name="Standard">
      <style:text-properties fo:font-weight="bold" officeooo:rsid="001d6344" officeooo:paragraph-rsid="001d6344" style:font-weight-asian="bold" style:font-weight-complex="bold"/>
    </style:style>
    <style:style style:name="P3" style:family="paragraph" style:parent-style-name="Standard">
      <style:text-properties fo:font-weight="bold" officeooo:rsid="0031a61e" officeooo:paragraph-rsid="0031a61e" style:font-weight-asian="bold" style:font-weight-complex="bold"/>
    </style:style>
    <style:style style:name="P4" style:family="paragraph" style:parent-style-name="Standard">
      <style:text-properties fo:font-weight="bold" officeooo:rsid="002bf046" officeooo:paragraph-rsid="002bf046" fo:background-color="#ffff00" style:font-weight-asian="bold" style:font-weight-complex="bold"/>
    </style:style>
    <style:style style:name="P5" style:family="paragraph" style:parent-style-name="Standard">
      <style:text-properties officeooo:rsid="001e7353" officeooo:paragraph-rsid="001e7353"/>
    </style:style>
    <style:style style:name="P6" style:family="paragraph" style:parent-style-name="Standard">
      <style:text-properties officeooo:rsid="00224ac1" officeooo:paragraph-rsid="00224ac1"/>
    </style:style>
    <style:style style:name="P7" style:family="paragraph" style:parent-style-name="Standard">
      <style:text-properties officeooo:rsid="0024e5af" officeooo:paragraph-rsid="0024e5af"/>
    </style:style>
    <style:style style:name="P8" style:family="paragraph" style:parent-style-name="Standard">
      <style:text-properties officeooo:rsid="00248235" officeooo:paragraph-rsid="00248235"/>
    </style:style>
    <style:style style:name="P9" style:family="paragraph" style:parent-style-name="Standard">
      <style:text-properties officeooo:rsid="0024f718" officeooo:paragraph-rsid="0024f718"/>
    </style:style>
    <style:style style:name="P10" style:family="paragraph" style:parent-style-name="Standard">
      <style:text-properties fo:color="#c9211e" loext:opacity="100%" fo:font-size="10pt" fo:font-style="italic" fo:font-weight="bold" officeooo:rsid="0024f718" officeooo:paragraph-rsid="0024f718" style:font-size-asian="10pt" style:font-style-asian="italic" style:font-weight-asian="bold" style:font-size-complex="10pt" style:font-style-complex="italic" style:font-weight-complex="bold"/>
    </style:style>
    <style:style style:name="P11" style:family="paragraph" style:parent-style-name="Standard">
      <style:text-properties fo:color="#c9211e" loext:opacity="100%" fo:font-size="10pt" fo:font-style="italic" fo:font-weight="bold" officeooo:rsid="0027d440" officeooo:paragraph-rsid="0027d440" style:font-size-asian="10pt" style:font-style-asian="italic" style:font-weight-asian="bold" style:font-size-complex="10pt" style:font-style-complex="italic" style:font-weight-complex="bold"/>
    </style:style>
    <style:style style:name="P12" style:family="paragraph" style:parent-style-name="Standard">
      <style:text-properties fo:color="#c9211e" loext:opacity="100%" fo:font-size="10pt" fo:font-style="italic" fo:font-weight="bold" officeooo:rsid="0029157d" officeooo:paragraph-rsid="0029157d" style:font-size-asian="10pt" style:font-style-asian="italic" style:font-weight-asian="bold" style:font-size-complex="10pt" style:font-style-complex="italic" style:font-weight-complex="bold"/>
    </style:style>
    <style:style style:name="P13" style:family="paragraph" style:parent-style-name="Standard">
      <style:text-properties fo:color="#c9211e" loext:opacity="100%" fo:font-size="10pt" fo:font-style="italic" fo:font-weight="bold" officeooo:rsid="002b97d4" officeooo:paragraph-rsid="002b97d4" style:font-size-asian="10pt" style:font-style-asian="italic" style:font-weight-asian="bold" style:font-size-complex="10pt" style:font-style-complex="italic" style:font-weight-complex="bold"/>
    </style:style>
    <style:style style:name="P14" style:family="paragraph" style:parent-style-name="Standard">
      <style:text-properties fo:color="#c9211e" loext:opacity="100%" fo:font-size="10pt" fo:font-weight="bold" officeooo:rsid="002ed1d2" officeooo:paragraph-rsid="002ed1d2" style:font-size-asian="10pt" style:font-weight-asian="bold" style:font-size-complex="10pt" style:font-weight-complex="bold"/>
    </style:style>
    <style:style style:name="P15" style:family="paragraph" style:parent-style-name="Standard">
      <style:text-properties fo:color="#c9211e" loext:opacity="100%" fo:font-size="10pt" fo:font-weight="bold" officeooo:rsid="002f85d8" officeooo:paragraph-rsid="002f85d8" style:font-size-asian="10pt" style:font-weight-asian="bold" style:font-size-complex="10pt" style:font-weight-complex="bold"/>
    </style:style>
    <style:style style:name="P16" style:family="paragraph" style:parent-style-name="Standard">
      <style:text-properties fo:color="#c9211e" loext:opacity="100%" fo:font-size="10pt" fo:font-weight="bold" officeooo:rsid="0034a708" officeooo:paragraph-rsid="0034a708" style:font-size-asian="10pt" style:font-weight-asian="bold" style:font-size-complex="10pt" style:font-weight-complex="bold"/>
    </style:style>
    <style:style style:name="P17" style:family="paragraph" style:parent-style-name="Standard">
      <style:text-properties fo:color="#c9211e" loext:opacity="100%" fo:font-size="10pt" fo:font-weight="bold" officeooo:rsid="00350ce2" officeooo:paragraph-rsid="00350ce2" style:font-size-asian="10pt" style:font-weight-asian="bold" style:font-size-complex="10pt" style:font-weight-complex="bold"/>
    </style:style>
    <style:style style:name="P18" style:family="paragraph" style:parent-style-name="Standard">
      <style:text-properties fo:font-style="italic" officeooo:rsid="0024f718" officeooo:paragraph-rsid="0024f718" style:font-style-asian="italic" style:font-style-complex="italic"/>
    </style:style>
    <style:style style:name="P19" style:family="paragraph" style:parent-style-name="Standard">
      <style:text-properties officeooo:rsid="0026cd7f" officeooo:paragraph-rsid="0026cd7f"/>
    </style:style>
    <style:style style:name="P20" style:family="paragraph" style:parent-style-name="Standard">
      <style:text-properties officeooo:rsid="0026cd7f" officeooo:paragraph-rsid="0027d440"/>
    </style:style>
    <style:style style:name="P21" style:family="paragraph" style:parent-style-name="Standard">
      <style:text-properties fo:font-size="10pt" officeooo:rsid="0026cd7f" officeooo:paragraph-rsid="0026cd7f" style:font-size-asian="10pt" style:font-size-complex="10pt"/>
    </style:style>
    <style:style style:name="P22" style:family="paragraph" style:parent-style-name="Standard">
      <style:text-properties fo:font-size="10pt" officeooo:rsid="0027d440" officeooo:paragraph-rsid="0027d440" style:font-size-asian="10pt" style:font-size-complex="10pt"/>
    </style:style>
    <style:style style:name="P23" style:family="paragraph" style:parent-style-name="Standard">
      <style:text-properties officeooo:rsid="002b97d4" officeooo:paragraph-rsid="002b97d4"/>
    </style:style>
    <style:style style:name="P24" style:family="paragraph" style:parent-style-name="Standard">
      <style:text-properties officeooo:rsid="002bf046" officeooo:paragraph-rsid="002bf046"/>
    </style:style>
    <style:style style:name="P25" style:family="paragraph" style:parent-style-name="Standard">
      <style:text-properties officeooo:rsid="002e8796" officeooo:paragraph-rsid="002e8796"/>
    </style:style>
    <style:style style:name="P26" style:family="paragraph" style:parent-style-name="Standard">
      <style:text-properties officeooo:rsid="002ed1d2" officeooo:paragraph-rsid="002ed1d2"/>
    </style:style>
    <style:style style:name="P27" style:family="paragraph" style:parent-style-name="Standard">
      <style:text-properties officeooo:rsid="002f85d8" officeooo:paragraph-rsid="002f85d8"/>
    </style:style>
    <style:style style:name="P28" style:family="paragraph" style:parent-style-name="Standard">
      <style:text-properties fo:font-weight="normal" officeooo:rsid="0031a61e" officeooo:paragraph-rsid="0031a61e" style:font-weight-asian="normal" style:font-weight-complex="normal"/>
    </style:style>
    <style:style style:name="P29" style:family="paragraph" style:parent-style-name="Standard">
      <style:text-properties officeooo:rsid="0032b6df" officeooo:paragraph-rsid="0032b6df"/>
    </style:style>
    <style:style style:name="P30" style:family="paragraph" style:parent-style-name="Standard">
      <style:text-properties officeooo:rsid="0032f68e" officeooo:paragraph-rsid="0032f68e"/>
    </style:style>
    <style:style style:name="P31" style:family="paragraph" style:parent-style-name="Standard">
      <style:text-properties officeooo:rsid="0034a708" officeooo:paragraph-rsid="0034a708"/>
    </style:style>
    <style:style style:name="P32" style:family="paragraph" style:parent-style-name="Standard">
      <style:text-properties officeooo:rsid="00350ce2" officeooo:paragraph-rsid="00350ce2"/>
    </style:style>
    <style:style style:name="P33" style:family="paragraph" style:parent-style-name="Standard">
      <style:text-properties officeooo:rsid="002e8796" officeooo:paragraph-rsid="002e8796" fo:background-color="#bf0041"/>
    </style:style>
    <style:style style:name="P34" style:family="paragraph" style:parent-style-name="Standard">
      <style:text-properties officeooo:rsid="0038c3b3" officeooo:paragraph-rsid="0038c3b3"/>
    </style:style>
    <style:style style:name="P35" style:family="paragraph" style:parent-style-name="Standard">
      <style:text-properties fo:font-weight="normal" officeooo:rsid="00361047" officeooo:paragraph-rsid="00361047" style:font-weight-asian="normal" style:font-weight-complex="normal"/>
    </style:style>
    <style:style style:name="P36" style:family="paragraph" style:parent-style-name="Standard">
      <style:text-properties fo:font-weight="normal" officeooo:rsid="003a2447" officeooo:paragraph-rsid="003a2447" style:font-weight-asian="normal" style:font-weight-complex="normal"/>
    </style:style>
    <style:style style:name="P37" style:family="paragraph" style:parent-style-name="Standard">
      <style:text-properties officeooo:rsid="0038c3b3" officeooo:paragraph-rsid="0038c3b3"/>
    </style:style>
    <style:style style:name="P38" style:family="paragraph" style:parent-style-name="Standard">
      <style:text-properties officeooo:rsid="003e7576" officeooo:paragraph-rsid="003e7576"/>
    </style:style>
    <style:style style:name="P39" style:family="paragraph" style:parent-style-name="Standard">
      <style:text-properties fo:color="#c9211e" loext:opacity="100%" fo:font-size="10pt" fo:font-weight="bold" officeooo:rsid="003e7576" officeooo:paragraph-rsid="003e7576" style:font-size-asian="10pt" style:font-weight-asian="bold" style:font-size-complex="10pt" style:font-weight-complex="bold"/>
    </style:style>
    <style:style style:name="T1" style:family="text">
      <style:text-properties officeooo:rsid="0020502b"/>
    </style:style>
    <style:style style:name="T2" style:family="text">
      <style:text-properties officeooo:rsid="00224ac1"/>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25e6d5"/>
    </style:style>
    <style:style style:name="T6" style:family="text">
      <style:text-properties officeooo:rsid="0029157d"/>
    </style:style>
    <style:style style:name="T7"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20502b" style:font-style-asian="italic" style:font-style-complex="italic"/>
    </style:style>
    <style:style style:name="T10" style:family="text">
      <style:text-properties fo:font-style="italic" officeooo:rsid="00224ac1"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2ed1d2"/>
    </style:style>
    <style:style style:name="T13" style:family="text">
      <style:text-properties officeooo:rsid="00350ce2"/>
    </style:style>
    <style:style style:name="T14" style:family="text">
      <style:text-properties officeooo:rsid="00375b2d"/>
    </style:style>
    <style:style style:name="T15" style:family="text">
      <style:text-properties officeooo:rsid="003b66a3"/>
    </style:style>
    <style:style style:name="T16" style:family="text">
      <style:text-properties officeooo:rsid="003bd5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ociologie </text:p>
      <text:p text:style-name="P3"/>
      <text:p text:style-name="P3">Chapitre 1.La mise en place des institutions</text:p>
      <text:p text:style-name="P3"/>
      <text:p text:style-name="P28">La sociologie, projet d’analyse «<text:span text:style-name="T8"> objective </text:span>» des « <text:span text:style-name="T8">faits sociaux </text:span>» , nait au terme d’une longue structuration de la societe occidentale.</text:p>
      <text:p text:style-name="P28"/>
      <text:p text:style-name="P28">Elle accompagne une mutation des idees, des visions du monde et des institutions, unique par son ampleur. </text:p>
      <text:p text:style-name="P28"/>
      <text:p text:style-name="P35">Apres l’Église, l’État modele le temps et l’espace. Deux processus de longue duree se developpent, complementaires mais aussi concurrents.</text:p>
      <text:p text:style-name="P35"/>
      <text:p text:style-name="P36">D’une part, des la fin du Moyen Age, l’Église et l’État, en parallele, centralisent et administrent.</text:p>
      <text:p text:style-name="P2"/>
      <text:p text:style-name="P2">Chapitre 2. La connaissance du social</text:p>
      <text:p text:style-name="P1"/>
      <text:p text:style-name="P5"><text:span text:style-name="T3">Andre Lalande </text:span>un philosophe <text:span text:style-name="T1">donne une definition de la </text:span><text:span text:style-name="T9">scienc</text:span><text:span text:style-name="T10">e</text:span><text:span text:style-name="T2">. </text:span></text:p>
      <text:p text:style-name="P5"/>
      <text:p text:style-name="P6">Mais permet-elle de valider les <text:span text:style-name="T8">sciences sociales </text:span>?</text:p>
      <text:p text:style-name="P6"/>
      <text:p text:style-name="P8">En effet la <text:span text:style-name="T3">sociologie</text:span> est une discipline relativement récente (19<text:span text:style-name="T4">e</text:span> siècle), quelle <text:span text:style-name="T3">légitimité</text:span> peut-on lui accorder ?</text:p>
      <text:p text:style-name="P9"/>
      <text:p text:style-name="P10">En gros, peut-on considerer ses resultats comme fiables et scientifiques ?</text:p>
      <text:p text:style-name="P1"/>
      <text:p text:style-name="P7">Comment concilier <text:span text:style-name="T3">jugements de faits</text:span> et <text:span text:style-name="T3">rapports aux valeurs</text:span> ? </text:p>
      <text:p text:style-name="P7"/>
      <text:p text:style-name="P10">Un jugement de fait est une affirmation qui decrit la realite telle qu’elle est, basee sur l’observation ou les donnees.</text:p>
      <text:p text:style-name="P10"/>
      <text:p text:style-name="P10">Exemple : le taux de chomage est de 8 %</text:p>
      <text:p text:style-name="P10"/>
      <text:p text:style-name="P10">Rapport aux valeurs : c’est le lien entre l’analyse scientifique et les valeurs, opinions, croyances de la societe ou du chercheur.</text:p>
      <text:p text:style-name="P10"/>
      <text:p text:style-name="P10">Exemple : l’idee que « 8 % de chomage est inacceptable » releve d’un jugement de valeur.</text:p>
      <text:p text:style-name="P10"/>
      <text:p text:style-name="P10">Le probleme : en sciences sociales, il est difficile de separer completement <text:span text:style-name="T5">les faits observes des valeurs qui influencent l’interpretation.</text:span></text:p>
      <text:p text:style-name="P18"/>
      <text:p text:style-name="P19">De quels «<text:span text:style-name="T3"> acquis </text:span>» dispose-t-on ? </text:p>
      <text:p text:style-name="P21"/>
      <text:p text:style-name="P11">Qu’est ce qu’on sait vraiment, de maniere fiable, en sciences sociales ?</text:p>
      <text:p text:style-name="P11"/>
      <text:p text:style-name="P11">On parle de connaissances validees, basees sur des recherches solides et reproductibles</text:p>
      <text:p text:style-name="P11"/>
      <text:p text:style-name="P11">En sociologie, il peut etre difficile d’avoir des « acquis » universels, car les phenomenes sociaux changent avec le temps, les cultures, et les contexes</text:p>
      <text:p text:style-name="P22"/>
      <text:p text:style-name="P20">Les <text:span text:style-name="T3">resultats</text:span> obtenus sont-ils conformes aux <text:span text:style-name="T3">esperances initiales</text:span> ? </text:p>
      <text:p text:style-name="P20"/>
      <text:p text:style-name="P11">Cela interroge : <text:span text:style-name="T6">quand on mene une recheche, les resultats correspondent-ils a ce qu’on prevu ou espere ?</text:span></text:p>
      <text:p text:style-name="P11"/>
      <text:p text:style-name="P12">En scicences sociales, il arrive souvent que les resultats soient inattendus ou aillent a l’encontre de nos hypotheses, ce qui oblige a revoir nos theories.</text:p>
      <text:p text:style-name="P20"/>
      <text:p text:style-name="P20"><text:soft-page-break/>N’y a-t-il pas <text:span text:style-name="T11">conflit des interpretations </text:span>?</text:p>
      <text:p text:style-name="P20"/>
      <text:p text:style-name="P13">Meme avec les memes donnees, deux chercheurs peuvent tirer des conclusions differentes.</text:p>
      <text:p text:style-name="P13"/>
      <text:p text:style-name="P13">Exemple : un meme sondage peut etre interprete comme signe de « progres sociale » ou de « declin des valeurs », selon les perspectives.</text:p>
      <text:p text:style-name="P13"/>
      <text:p text:style-name="P23"><text:span text:style-name="T7">Cela pose la question de l’objectivite et de la possibilite d’un consensus dans l’interpretation des phenomenes sociaux</text:span>.</text:p>
      <text:p text:style-name="P23"/>
      <text:p text:style-name="P4">1.La specificite des sciences sociales</text:p>
      <text:p text:style-name="P24"/>
      <text:p text:style-name="P33">1.1.Explication et comprehension </text:p>
      <text:p text:style-name="P25"/>
      <text:p text:style-name="P25">De grandes interrogations s’elevent a propos de l’etude des phenomenes sociaux. <text:span text:style-name="T12">Peut-on transposer dans ce domaine, des methodes qui ont fait leur preuve dans d’autres champs du savoir ? </text:span></text:p>
      <text:p text:style-name="P25"/>
      <text:p text:style-name="P14">Peut-on appliquer aux faits sociaux les methodes scientifiques d’ailleurs ?</text:p>
      <text:p text:style-name="P26"/>
      <text:p text:style-name="P26">L’idee meme d’une connaissance scientifique est-elle applicable lorsqu’on a affaire a un ordre de realite ou l’homme intervient a titre essentiel en tant qu’agent ? Des l’instant ou l’action joue un rôle, il y a inevitablement reference a des strategies et des motivations.</text:p>
      <text:p text:style-name="P26"/>
      <text:p text:style-name="P14">Le probleme c’est que dans les phenomenes sociaux, l’etre humain n’est pas un simple objet passif : il agit, choisit, a des intentions, des strategies et des motivations. Cela complique les choses : on ne peut observer une action humaine comme on observe une pierre ou une molecule.</text:p>
      <text:p text:style-name="P26"/>
      <text:p text:style-name="P27">Or peut-on traiter ces composantes a la maniere des proprietes d’un objet physique, peut les « objectiver » ?</text:p>
      <text:p text:style-name="P27"/>
      <text:p text:style-name="P15">La question est : peut-on vraiment « objectiver » les phenomenes sociaux (cad les analyser comme des objets neutres et mesurables)</text:p>
      <text:p text:style-name="P27"/>
      <text:p text:style-name="P27">Ne se trouve-t-on pas, au contraire, en presence d’un ordre de realite qui – par principe- echappe radicalement a toute tentative d’objectivation ?</text:p>
      <text:p text:style-name="P27"/>
      <text:p text:style-name="P15">Ou bien sommes nous face a une realite particuliere, vivante et subjective, qui echappe a toute tentative d’objectivation scientifique stricte ? </text:p>
      <text:p text:style-name="P27"/>
      <text:p text:style-name="P29">Deux traces possibles des lors. </text:p>
      <text:p text:style-name="P29"/>
      <text:p text:style-name="P29">Le premier trace emprunte le chemin de la connaissance analytique (raisonnement hypothetico-deductif).</text:p>
      <text:p text:style-name="P29"/>
      <text:p text:style-name="P29">Le deuxieme trace gravite autour d’un pole plus specifiquement dialectique (recours a l’interpretation). </text:p>
      <text:p text:style-name="P29"/>
      <text:p text:style-name="P30">Si on se limite a ce que peuvent nous apprendre les analogies formelles entre systemes materiels et realites sociales, nous risquons de rejeter dans le non savoir tout ce qui appartient a la sphere des finalites et des valeurs.</text:p>
      <text:p text:style-name="P30"/>
      <text:p text:style-name="P16">La comparaison formelle compare deux choses uniquement sur la base de leur forme exterieure ou de leur structure, sans tenir compte de leur contenu reel, de leur sens profond ou de leur finalite.</text:p>
      <text:p text:style-name="P16"/>
      <text:p text:style-name="P16">Exemple : organisme biologique ou societe <text:span text:style-name="T13">qui ont tous les deux des organes.</text:span></text:p>
      <text:p text:style-name="P31"><text:soft-page-break/></text:p>
      <text:p text:style-name="P17">Ici la comparaison formelle systeme materiel et re<text:span text:style-name="T14">alite</text:span> sociale ne permet pas de saisir ce qui releve des finalites humaines, des valeurs, du sens vecu.</text:p>
      <text:p text:style-name="P34">D’un autre cote, le dechiffrement et <text:span text:style-name="T15">l’actualisation du sens restent rives a une perspective singuliere qui, faisant appel a la subjectivite </text:span><text:span text:style-name="T16">de chaque participant, souleve inevitablement le reproche du psychologisme. </text:span></text:p>
      <text:p text:style-name="P34"/>
      <text:p text:style-name="P39">Cette voie insiste sur le sens, l’interpretation, la subjectivite des acteurs.</text:p>
      <text:p text:style-name="P39">Risque : rester dans une lecture trop individuelle, subjective, qui pourrait etre accusee de psychologisme (reduire le social a des vecus personnels)</text:p>
      <text:p text:style-name="P38"/>
      <text:p text:style-name="P38"/>
      <text:p text:style-name="P34"/>
      <text:p text:style-name="P34"/>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5T10:20:11.271324357</meta:creation-date>
    <dc:date>2025-09-02T14:13:36.832551276</dc:date>
    <meta:editing-duration>PT6H22M32S</meta:editing-duration>
    <meta:editing-cycles>36</meta:editing-cycles>
    <meta:generator>LibreOffice/7.2.7.2$Linux_X86_64 LibreOffice_project/8d71d29d553c0f7dcbfa38fbfda25ee34cce99a2</meta:generator>
    <meta:document-statistic meta:table-count="0" meta:image-count="0" meta:object-count="0" meta:page-count="3" meta:paragraph-count="48" meta:word-count="826" meta:character-count="5275" meta:non-whitespace-character-count="4484"/>
  </office:meta>
</office:document-meta>
</file>